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81d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**Where you should be up to week 7**</text:p>
      <text:p text:style-name="Standard"/>
      <text:p text:style-name="P1">* Coursework folder properly installed </text:p>
      <text:p text:style-name="P1"><text:s text:c="2"/>- your folder should be properly installed</text:p>
      <text:p text:style-name="P1"><text:s text:c="2"/>- .git repositor clearly visible in the coursework folder root **not in a parent folder**</text:p>
      <text:p text:style-name="Standard"/>
      <text:p text:style-name="P1">* Sensor collection </text:p>
      <text:p text:style-name="P1"><text:s text:c="2"/>- collected your sensor from TW.1.10</text:p>
      <text:p text:style-name="P1"><text:s text:c="2"/>- assembled all your components</text:p>
      <text:p text:style-name="Standard"/>
      <text:p text:style-name="Standard">* Studied all tasks</text:p>
      <text:p text:style-name="Standard"><text:s text:c="2"/>- Have a plan of action</text:p>
      <text:p text:style-name="Standard"><text:s text:c="2"/>- Understand where the marks are to be made</text:p>
      <text:p text:style-name="Standard"/>
      <text:p text:style-name="Standard">* Task 1 Git </text:p>
      <text:p text:style-name="Standard"><text:s text:c="2"/>- Revisited the Software Engineering lecture </text:p>
      <text:p text:style-name="Standard"><text:s text:c="2"/>- Practise staging and commits and commit messages this with a copy of your folder</text:p>
      <text:p text:style-name="Standard"><text:s text:c="2"/>- Learn how to tag</text:p>
      <text:p text:style-name="Standard"><text:s text:c="2"/>- made your first courswork commit with a suitable 'baselining' message and tag</text:p>
      <text:p text:style-name="Standard"><text:s text:c="2"/>- Noted that the .git folder is your submission</text:p>
      <text:p text:style-name="Standard"/>
      <text:p text:style-name="Standard">* main.cpp as delivered in the coursework folder should run in a loop</text:p>
      <text:p text:style-name="Standard"><text:s text:c="2"/>- Succesfully connected using Arduino IDE or the Arduino Extension</text:p>
      <text:p text:style-name="Standard"><text:s text:c="2"/>- Run the current main.cpp and seen serial monitor output Hi using `Serial.println("Hi!")`</text:p>
      <text:p text:style-name="Standard"/>
      <text:p text:style-name="Standard">* Robot ecosystem</text:p>
      <text:p text:style-name="Standard"><text:s text:c="2"/>- checked your python environment is stable</text:p>
      <text:p text:style-name="Standard"><text:s text:c="2"/>- run the robot ecosystem using 'python.exe -m robots.ecosystem_operation`</text:p>
      <text:p text:style-name="Standard"/>
      <text:p text:style-name="Standard">* Noted Submission Deadline and return of sensors end of week 11 </text:p>
      <text:p text:style-name="Standard"/>
      <text:p text:style-name="Standard"/>
      <text:p text:style-name="Standard"/>
      <text:p text:style-name="Standard">| W/B <text:s text:c="4"/>| Week <text:s text:c="5"/>|Tues 9–11 <text:s text:c="14"/>| Wed 9–11 <text:s text:c="9"/>| Focus <text:s text:c="16"/>|</text:p>
      <text:p text:style-name="Standard">|---------|-----------|:----------------------:|:-----------------:|:---------------------:|</text:p>
      <text:p text:style-name="Standard">| 13-Apr <text:s/>| Week 8 <text:s text:c="3"/>| Seminar Python <text:s text:c="8"/>| Lab <text:s text:c="14"/>| Coursework Support <text:s text:c="3"/>|</text:p>
      <text:p text:style-name="Standard">| 20-Apr <text:s/>| Week 9 <text:s text:c="3"/>| Seminar C <text:s text:c="13"/>| Seminar Python <text:s text:c="3"/>| Coursework Support <text:s text:c="3"/>|</text:p>
      <text:p text:style-name="Standard">| 27-Apr <text:s/>| Week 10 <text:s text:c="2"/>| Dropin <text:s text:c="16"/>| Lab Dropin <text:s text:c="7"/>| Coursework Support <text:s text:c="3"/>|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6:18:25.902858466</meta:creation-date>
    <dc:date>2026-04-02T19:37:16.327240970</dc:date>
    <meta:editing-duration>PT2M58S</meta:editing-duration>
    <meta:editing-cycles>2</meta:editing-cycles>
    <meta:generator>LibreOffice/25.8.6.2$Linux_X86_64 LibreOffice_project/580$Build-2</meta:generator>
    <meta:document-statistic meta:table-count="0" meta:image-count="0" meta:object-count="0" meta:page-count="1" meta:paragraph-count="28" meta:word-count="251" meta:character-count="1578" meta:non-whitespace-character-count="1198"/>
  </office:meta>
</office:document-meta>
</file>